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50" officeooo:paragraph-rsid="000a5750"/>
    </style:style>
    <style:style style:name="P2" style:family="paragraph" style:parent-style-name="Standard">
      <style:paragraph-properties fo:text-align="center" style:justify-single-word="false"/>
      <style:text-properties style:font-name="Lato" fo:font-size="44pt" fo:font-weight="bold" officeooo:rsid="000a5750" officeooo:paragraph-rsid="000a5750"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Lato" fo:font-size="32pt" fo:font-style="normal" fo:font-weight="bold" officeooo:rsid="0001e1c3" officeooo:paragraph-rsid="000a5750" style:font-size-asian="32pt" style:font-style-asian="normal" style:font-weight-asian="bold" style:font-size-complex="32pt" style:font-style-complex="normal" style:font-weight-complex="bold"/>
    </style:style>
    <style:style style:name="P4" style:family="paragraph" style:parent-style-name="Standard">
      <style:paragraph-properties fo:line-height="150%" fo:text-align="start" style:justify-single-word="false"/>
      <style:text-properties style:font-name="Lato" fo:font-size="14pt" fo:font-style="normal" fo:font-weight="normal" officeooo:rsid="0051ce03" officeooo:paragraph-rsid="000a5750"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style:font-name="Lato" fo:font-size="14pt" fo:font-style="normal" fo:font-weight="normal" officeooo:rsid="0001e1c3" officeooo:paragraph-rsid="000a5750" style:font-size-asian="12.25pt" style:font-style-asian="normal" style:font-weight-asian="normal" style:font-size-complex="14pt" style:font-style-complex="normal" style:font-weight-complex="normal"/>
    </style:style>
    <style:style style:name="P6" style:family="paragraph" style:parent-style-name="Standard">
      <style:paragraph-properties fo:line-height="150%" fo:text-align="start" style:justify-single-word="false"/>
      <style:text-properties style:font-name="Lato" fo:font-size="14pt" fo:font-style="normal" fo:font-weight="normal" officeooo:rsid="0003cd4f" officeooo:paragraph-rsid="000a5750" style:font-size-asian="12.25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Lato" fo:font-size="14pt" fo:font-style="normal" fo:font-weight="normal" officeooo:rsid="000518a9" officeooo:paragraph-rsid="000a5750" style:font-size-asian="12.25pt" style:font-style-asian="normal" style:font-weight-asian="normal" style:font-size-complex="14pt" style:font-style-complex="normal" style:font-weight-complex="normal"/>
    </style:style>
    <style:style style:name="P9" style:family="paragraph" style:parent-style-name="Standard">
      <style:paragraph-properties fo:line-height="150%" fo:text-align="start" style:justify-single-word="false"/>
      <style:text-properties style:font-name="Lato" fo:font-size="14pt" fo:font-style="normal" fo:font-weight="normal" officeooo:rsid="000fef2c" officeooo:paragraph-rsid="000a5750"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font-name="Lato" fo:font-size="14pt" fo:font-style="normal" fo:font-weight="normal" officeooo:rsid="000a5750" officeooo:paragraph-rsid="000a575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ato" fo:font-size="14pt" fo:font-style="normal" fo:font-weight="normal" officeooo:rsid="000c18df" officeooo:paragraph-rsid="000c18df"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ato" fo:font-size="14pt" fo:font-style="normal" fo:font-weight="normal" officeooo:rsid="000cd5e9" officeooo:paragraph-rsid="000cd5e9"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ato" fo:font-size="14pt" fo:font-style="normal" fo:font-weight="normal" officeooo:rsid="000cd5e9" officeooo:paragraph-rsid="000d0c27"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ato" fo:font-size="14pt" fo:font-style="normal" fo:font-weight="normal" officeooo:rsid="000d0c27" officeooo:paragraph-rsid="000f32d9"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ato" fo:font-size="14pt" fo:font-style="normal" fo:font-weight="normal" officeooo:rsid="001376dc" officeooo:paragraph-rsid="001376dc"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ato" fo:font-size="14pt" fo:font-style="normal" fo:font-weight="normal" officeooo:rsid="00156311" officeooo:paragraph-rsid="00156311"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ato" fo:font-size="14pt" fo:font-style="normal" fo:font-weight="normal" officeooo:rsid="001837af" officeooo:paragraph-rsid="001837af"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ato" fo:font-size="14pt" fo:font-style="normal" fo:font-weight="normal" officeooo:rsid="0019a74f" officeooo:paragraph-rsid="0019a74f"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o" fo:font-size="14pt" fo:font-style="normal" fo:font-weight="normal" officeooo:rsid="001aa872" officeooo:paragraph-rsid="001aa872"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ato" fo:font-size="14pt" fo:font-style="normal" fo:font-weight="normal" officeooo:rsid="001ce9f9" officeooo:paragraph-rsid="001ce9f9"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ato" fo:font-size="14pt" fo:font-style="normal" fo:font-weight="normal" officeooo:rsid="001f1748" officeooo:paragraph-rsid="001f1748"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ato" fo:font-size="14pt" fo:font-style="normal" fo:font-weight="normal" officeooo:rsid="00214529" officeooo:paragraph-rsid="0021452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ato" fo:font-size="14pt" fo:font-style="normal" fo:font-weight="normal" officeooo:rsid="002235d7" officeooo:paragraph-rsid="002235d7"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ato" fo:font-size="14pt" fo:font-style="normal" fo:font-weight="normal" officeooo:rsid="00229b99" officeooo:paragraph-rsid="002319a8"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ato" fo:font-size="14pt" fo:font-style="normal" fo:font-weight="normal" officeooo:rsid="0023caff" officeooo:paragraph-rsid="0023caf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ato" fo:font-size="14pt" fo:font-style="normal" fo:font-weight="normal" officeooo:rsid="0032ed19" officeooo:paragraph-rsid="0032ed19"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ato" fo:font-size="14pt" fo:font-style="normal" fo:font-weight="normal" officeooo:rsid="0038aeeb" officeooo:paragraph-rsid="0038aeeb"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center" style:justify-single-word="false"/>
      <style:text-properties style:font-name="Lato" fo:font-size="21pt" fo:font-style="normal" fo:font-weight="bold" officeooo:rsid="0001e1c3" officeooo:paragraph-rsid="000a5750" style:font-size-asian="21pt" style:font-style-asian="normal" style:font-weight-asian="bold" style:font-size-complex="21pt" style:font-style-complex="normal" style:font-weight-complex="bold"/>
    </style:style>
    <style:style style:name="P33" style:family="paragraph" style:parent-style-name="Standard">
      <style:paragraph-properties fo:line-height="150%" fo:text-align="center" style:justify-single-word="false"/>
      <style:text-properties style:font-name="Lato" fo:font-size="22pt" fo:font-style="normal" fo:font-weight="bold" officeooo:rsid="0003cd4f" officeooo:paragraph-rsid="000a5750" style:font-size-asian="22pt" style:font-style-asian="normal" style:font-weight-asian="bold" style:font-size-complex="22pt" style:font-style-complex="normal" style:font-weight-complex="bold"/>
    </style:style>
    <style:style style:name="P34" style:family="paragraph" style:parent-style-name="Standard">
      <style:paragraph-properties fo:text-align="start" style:justify-single-word="false"/>
      <style:text-properties style:font-name="Lato" fo:font-size="14pt" fo:font-style="normal" fo:font-weight="normal" officeooo:rsid="000f32d9" officeooo:paragraph-rsid="000f32d9"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ato" fo:font-size="14pt" fo:font-style="normal" fo:font-weight="normal" officeooo:rsid="000d0c27" officeooo:paragraph-rsid="000d0c27"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ato" fo:font-size="14pt" fo:font-style="normal" fo:font-weight="normal" officeooo:rsid="002319a8" officeooo:paragraph-rsid="002319a8"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ato" fo:font-size="14pt" fo:font-style="normal" fo:font-weight="normal" officeooo:rsid="002319a8" officeooo:paragraph-rsid="00769b5b"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ato" fo:font-size="14pt" fo:font-style="normal" fo:font-weight="normal" officeooo:rsid="0036ceb0" officeooo:paragraph-rsid="0036ceb0"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ato" fo:font-size="14pt" fo:font-style="normal" fo:font-weight="normal" officeooo:rsid="0036ceb0" officeooo:paragraph-rsid="00769b5b"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ato" fo:font-size="14pt" fo:font-style="normal" fo:font-weight="normal" officeooo:rsid="00406e97" officeooo:paragraph-rsid="00406e97"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ato" fo:font-size="14pt" fo:font-style="normal" fo:font-weight="normal" officeooo:rsid="00406e97" officeooo:paragraph-rsid="00769b5b"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ato" fo:font-size="14pt" fo:font-style="normal" fo:font-weight="normal" officeooo:rsid="001c9ceb" officeooo:paragraph-rsid="001c9ceb"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ato" fo:font-size="14pt" fo:font-style="normal" fo:font-weight="normal" officeooo:rsid="001c9ceb" officeooo:paragraph-rsid="00420cf2"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ato" fo:font-size="14pt" fo:font-style="normal" fo:font-weight="normal" officeooo:rsid="001c9ceb" officeooo:paragraph-rsid="00743e56"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ato" fo:font-size="14pt" fo:font-style="normal" fo:font-weight="normal" officeooo:rsid="00420cf2" officeooo:paragraph-rsid="001c9ceb"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ato" fo:font-size="14pt" fo:font-style="normal" fo:font-weight="normal" officeooo:rsid="00420cf2" officeooo:paragraph-rsid="00420cf2"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ato" fo:font-size="14pt" fo:font-style="normal" fo:font-weight="normal" officeooo:rsid="00420cf2" officeooo:paragraph-rsid="0072014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ato" fo:font-size="14pt" fo:font-style="normal" fo:font-weight="normal" officeooo:rsid="00420cf2" officeooo:paragraph-rsid="00743e56"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ato" fo:font-size="14pt" fo:font-style="normal" fo:font-weight="normal" officeooo:rsid="0042cf45" officeooo:paragraph-rsid="0042cf45"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ato" fo:font-size="14pt" fo:font-style="normal" fo:font-weight="normal" officeooo:rsid="0042cf45" officeooo:paragraph-rsid="00743e56"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ato" fo:font-size="14pt" fo:font-style="normal" fo:font-weight="normal" officeooo:rsid="00451dde" officeooo:paragraph-rsid="00451dde"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ato" fo:font-size="14pt" fo:font-style="normal" fo:font-weight="normal" officeooo:rsid="00451dde" officeooo:paragraph-rsid="0053bf7d"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ato" fo:font-size="14pt" fo:font-style="normal" fo:font-weight="normal" officeooo:rsid="00451dde" officeooo:paragraph-rsid="0054361a"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ato" fo:font-size="14pt" fo:font-style="normal" fo:font-weight="normal" officeooo:rsid="00451dde" officeooo:paragraph-rsid="005ad790"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ato" fo:font-size="14pt" fo:font-style="normal" fo:font-weight="normal" officeooo:rsid="004a7ead" officeooo:paragraph-rsid="004a7ead"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ato" fo:font-size="14pt" fo:font-style="normal" fo:font-weight="normal" officeooo:rsid="004a7ead" officeooo:paragraph-rsid="004c98ed"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ato" fo:font-size="14pt" fo:font-style="normal" fo:font-weight="normal" officeooo:rsid="004a7ead" officeooo:paragraph-rsid="0053bf7d"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ato" fo:font-size="14pt" fo:font-style="normal" fo:font-weight="normal" officeooo:rsid="004a7ead" officeooo:paragraph-rsid="006eddf0"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ato" fo:font-size="14pt" fo:font-style="normal" fo:font-weight="normal" officeooo:rsid="004c51df" officeooo:paragraph-rsid="004c51df"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ato" fo:font-size="14pt" fo:font-style="normal" fo:font-weight="normal" officeooo:rsid="004c98ed" officeooo:paragraph-rsid="004c98ed"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ato" fo:font-size="14pt" fo:font-style="normal" fo:font-weight="normal" officeooo:rsid="004e1f69" officeooo:paragraph-rsid="004e1f69"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ato" fo:font-size="14pt" fo:font-style="normal" fo:font-weight="normal" officeooo:rsid="004f8dd0" officeooo:paragraph-rsid="004f8dd0"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ato" fo:font-size="14pt" fo:font-style="normal" fo:font-weight="normal" officeooo:rsid="004f8dd0" officeooo:paragraph-rsid="0053bf7d"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ato" fo:font-size="14pt" fo:font-style="normal" fo:font-weight="normal" officeooo:rsid="004f8dd0" officeooo:paragraph-rsid="0069afaf"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ato" fo:font-size="14pt" fo:font-style="normal" fo:font-weight="normal" officeooo:rsid="004f8dd0" officeooo:paragraph-rsid="004c51df"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ato" fo:font-size="14pt" fo:font-style="normal" fo:font-weight="normal" officeooo:rsid="0051840f" officeooo:paragraph-rsid="0053bf7d"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ato" fo:font-size="14pt" fo:font-style="normal" fo:font-weight="normal" officeooo:rsid="0052891f" officeooo:paragraph-rsid="0053bf7d" style:font-size-asian="12.25pt" style:font-style-asian="normal" style:font-weight-asian="normal" style:font-size-complex="14pt" style:font-style-complex="normal" style:font-weight-complex="normal"/>
    </style:style>
    <style:style style:name="P68" style:family="paragraph" style:parent-style-name="Standard">
      <style:paragraph-properties fo:line-height="150%" fo:text-align="start" style:justify-single-word="false"/>
      <style:text-properties style:font-name="Lato" fo:font-size="14pt" fo:font-style="normal" fo:font-weight="normal" officeooo:rsid="0031c5f9" officeooo:paragraph-rsid="0053bf7d" style:font-size-asian="12.25pt" style:font-style-asian="normal" style:font-weight-asian="normal" style:font-size-complex="14pt" style:font-style-complex="normal" style:font-weight-complex="normal"/>
    </style:style>
    <style:style style:name="P69" style:family="paragraph" style:parent-style-name="Standard">
      <style:paragraph-properties fo:line-height="150%" fo:text-align="start" style:justify-single-word="false"/>
      <style:text-properties style:font-name="Lato" fo:font-size="14pt" fo:font-style="normal" fo:font-weight="normal" officeooo:rsid="0031c5f9" officeooo:paragraph-rsid="007173d2"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ato" fo:font-size="14pt" fo:font-style="normal" fo:font-weight="normal" officeooo:rsid="0056c3f0" officeooo:paragraph-rsid="0056c3f0"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ato" fo:font-size="14pt" fo:font-style="normal" fo:font-weight="normal" officeooo:rsid="0063de5f" officeooo:paragraph-rsid="00769b5b" style:font-size-asian="12.25pt" style:font-style-asian="normal" style:font-weight-asian="normal" style:font-size-complex="14pt" style:font-style-complex="normal" style:font-weight-complex="normal"/>
    </style:style>
    <style:style style:name="P72" style:family="paragraph" style:parent-style-name="Standard">
      <style:paragraph-properties fo:line-height="150%" fo:text-align="start" style:justify-single-word="false"/>
      <style:text-properties style:font-name="Lato" fo:font-size="14pt" fo:font-style="normal" fo:font-weight="normal" officeooo:rsid="0051ce03" officeooo:paragraph-rsid="007173d2"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ato" fo:font-size="14pt" fo:font-style="normal" fo:font-weight="normal" officeooo:rsid="00306a6a" officeooo:paragraph-rsid="002eaf0c"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ato" fo:font-size="14pt" fo:font-style="normal" fo:font-weight="normal" officeooo:rsid="002eaf0c" officeooo:paragraph-rsid="002eaf0c" style:font-size-asian="12.25pt" style:font-style-asian="normal" style:font-weight-asian="normal" style:font-size-complex="14pt" style:font-style-complex="normal" style:font-weight-complex="normal"/>
    </style:style>
    <style:style style:name="P75" style:family="paragraph" style:parent-style-name="Standard">
      <style:paragraph-properties fo:line-height="150%" fo:text-align="start" style:justify-single-word="false"/>
      <style:text-properties style:font-name="Lato" fo:font-size="14pt" fo:font-style="normal" fo:font-weight="normal" officeooo:rsid="0072014d" officeooo:paragraph-rsid="0072014d"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ato" fo:font-size="14pt" fo:font-style="normal" fo:font-weight="normal" officeooo:rsid="0032ed19" officeooo:paragraph-rsid="00769b5b"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ato" fo:font-size="14pt" fo:font-style="normal" fo:font-weight="normal" officeooo:rsid="0077b26d" officeooo:paragraph-rsid="0077b26d" style:font-size-asian="12.25pt" style:font-style-asian="normal" style:font-weight-asian="normal" style:font-size-complex="14pt" style:font-style-complex="normal" style:font-weight-complex="normal"/>
    </style:style>
    <style:style style:name="P78" style:family="paragraph" style:parent-style-name="Standard">
      <style:paragraph-properties fo:line-height="150%" fo:text-align="center" style:justify-single-word="false"/>
      <style:text-properties style:font-name="Lato" fo:font-size="22pt" fo:font-style="normal" fo:font-weight="bold" officeooo:rsid="000fef2c" officeooo:paragraph-rsid="00440472" style:font-size-asian="22pt" style:font-style-asian="normal" style:font-weight-asian="bold" style:font-size-complex="22pt" style:font-style-complex="normal" style:font-weight-complex="bold"/>
    </style:style>
    <style:style style:name="P79" style:family="paragraph" style:parent-style-name="Standard">
      <style:paragraph-properties fo:line-height="150%" fo:text-align="center" style:justify-single-word="false"/>
      <style:text-properties style:font-name="Lato" fo:font-size="22pt" fo:font-style="normal" fo:font-weight="bold" officeooo:rsid="0031c5f9" officeooo:paragraph-rsid="0072014d" style:font-size-asian="22pt" style:font-style-asian="normal" style:font-weight-asian="bold" style:font-size-complex="22pt" style:font-style-complex="normal" style:font-weight-complex="bold"/>
    </style:style>
    <style:style style:name="P80" style:family="paragraph" style:parent-style-name="Standard">
      <style:paragraph-properties fo:line-height="150%" fo:text-align="center" style:justify-single-word="false"/>
      <style:text-properties style:font-name="Lato" fo:font-size="22pt" fo:font-style="normal" fo:font-weight="bold" officeooo:rsid="0072014d" officeooo:paragraph-rsid="0072014d" style:font-size-asian="22pt" style:font-style-asian="normal" style:font-weight-asian="bold" style:font-size-complex="22pt" style:font-style-complex="normal" style:font-weight-complex="bold"/>
    </style:style>
    <style:style style:name="T1" style:family="text">
      <style:text-properties officeooo:rsid="000a5750"/>
    </style:style>
    <style:style style:name="T2" style:family="text">
      <style:text-properties officeooo:rsid="00026ac4"/>
    </style:style>
    <style:style style:name="T3" style:family="text">
      <style:text-properties officeooo:rsid="005388e4"/>
    </style:style>
    <style:style style:name="T4" style:family="text">
      <style:text-properties officeooo:rsid="0004e26f"/>
    </style:style>
    <style:style style:name="T5" style:family="text">
      <style:text-properties officeooo:rsid="0003cd4f"/>
    </style:style>
    <style:style style:name="T6" style:family="text">
      <style:text-properties officeooo:rsid="000cd5e9"/>
    </style:style>
    <style:style style:name="T7" style:family="text">
      <style:text-properties officeooo:rsid="000ede98"/>
    </style:style>
    <style:style style:name="T8" style:family="text">
      <style:text-properties officeooo:rsid="000f32d9"/>
    </style:style>
    <style:style style:name="T9" style:family="text">
      <style:text-properties officeooo:rsid="001186b0"/>
    </style:style>
    <style:style style:name="T10" style:family="text">
      <style:text-properties officeooo:rsid="0015bc7d"/>
    </style:style>
    <style:style style:name="T11" style:family="text">
      <style:text-properties officeooo:rsid="001d75d9"/>
    </style:style>
    <style:style style:name="T12" style:family="text">
      <style:text-properties officeooo:rsid="001f1748"/>
    </style:style>
    <style:style style:name="T13" style:family="text">
      <style:text-properties officeooo:rsid="002083e9"/>
    </style:style>
    <style:style style:name="T14" style:family="text">
      <style:text-properties officeooo:rsid="00214529"/>
    </style:style>
    <style:style style:name="T15" style:family="text">
      <style:text-properties officeooo:rsid="002235d7"/>
    </style:style>
    <style:style style:name="T16" style:family="text">
      <style:text-properties officeooo:rsid="0023caff"/>
    </style:style>
    <style:style style:name="T17" style:family="text">
      <style:text-properties officeooo:rsid="0024c173"/>
    </style:style>
    <style:style style:name="T18" style:family="text">
      <style:text-properties officeooo:rsid="00265d71"/>
    </style:style>
    <style:style style:name="T19" style:family="text">
      <style:text-properties officeooo:rsid="0026628f"/>
    </style:style>
    <style:style style:name="T20" style:family="text">
      <style:text-properties officeooo:rsid="0026e501"/>
    </style:style>
    <style:style style:name="T21" style:family="text">
      <style:text-properties officeooo:rsid="0027916f"/>
    </style:style>
    <style:style style:name="T22" style:family="text">
      <style:text-properties officeooo:rsid="002a5678"/>
    </style:style>
    <style:style style:name="T23" style:family="text">
      <style:text-properties officeooo:rsid="002c8e10"/>
    </style:style>
    <style:style style:name="T24" style:family="text">
      <style:text-properties officeooo:rsid="002dabe4"/>
    </style:style>
    <style:style style:name="T25" style:family="text">
      <style:text-properties officeooo:rsid="00306a6a"/>
    </style:style>
    <style:style style:name="T26" style:family="text">
      <style:text-properties officeooo:rsid="0032031e"/>
    </style:style>
    <style:style style:name="T27" style:family="text">
      <style:text-properties officeooo:rsid="0033738a"/>
    </style:style>
    <style:style style:name="T28" style:family="text">
      <style:text-properties officeooo:rsid="00381d0a"/>
    </style:style>
    <style:style style:name="T29" style:family="text">
      <style:text-properties officeooo:rsid="0039548f"/>
    </style:style>
    <style:style style:name="T30" style:family="text">
      <style:text-properties officeooo:rsid="003ae3c3"/>
    </style:style>
    <style:style style:name="T31" style:family="text">
      <style:text-properties officeooo:rsid="003ae430"/>
    </style:style>
    <style:style style:name="T32" style:family="text">
      <style:text-properties officeooo:rsid="003e546e"/>
    </style:style>
    <style:style style:name="T33" style:family="text">
      <style:text-properties officeooo:rsid="00406e97"/>
    </style:style>
    <style:style style:name="T34" style:family="text">
      <style:text-properties officeooo:rsid="0040d715"/>
    </style:style>
    <style:style style:name="T35" style:family="text">
      <style:text-properties officeooo:rsid="0042a472"/>
    </style:style>
    <style:style style:name="T36" style:family="text">
      <style:text-properties officeooo:rsid="00440472"/>
    </style:style>
    <style:style style:name="T37" style:family="text">
      <style:text-properties officeooo:rsid="00467d16"/>
    </style:style>
    <style:style style:name="T38" style:family="text">
      <style:text-properties officeooo:rsid="004756a2"/>
    </style:style>
    <style:style style:name="T39" style:family="text">
      <style:text-properties officeooo:rsid="0049499c"/>
    </style:style>
    <style:style style:name="T40" style:family="text">
      <style:text-properties officeooo:rsid="004a7ead"/>
    </style:style>
    <style:style style:name="T41" style:family="text">
      <style:text-properties officeooo:rsid="004b3531"/>
    </style:style>
    <style:style style:name="T42" style:family="text">
      <style:text-properties officeooo:rsid="004bfe3a"/>
    </style:style>
    <style:style style:name="T43" style:family="text">
      <style:text-properties officeooo:rsid="004c51df"/>
    </style:style>
    <style:style style:name="T44" style:family="text">
      <style:text-properties officeooo:rsid="004c98ed"/>
    </style:style>
    <style:style style:name="T45" style:family="text">
      <style:text-properties officeooo:rsid="004d9065"/>
    </style:style>
    <style:style style:name="T46" style:family="text">
      <style:text-properties officeooo:rsid="0053bf7d"/>
    </style:style>
    <style:style style:name="T47" style:family="text">
      <style:text-properties officeooo:rsid="0054361a"/>
    </style:style>
    <style:style style:name="T48" style:family="text">
      <style:text-properties officeooo:rsid="005ad790"/>
    </style:style>
    <style:style style:name="T49" style:family="text">
      <style:text-properties officeooo:rsid="005b5e60"/>
    </style:style>
    <style:style style:name="T50" style:family="text">
      <style:text-properties officeooo:rsid="005bc048"/>
    </style:style>
    <style:style style:name="T51" style:family="text">
      <style:text-properties officeooo:rsid="005d5846"/>
    </style:style>
    <style:style style:name="T52" style:family="text">
      <style:text-properties officeooo:rsid="005e9f60"/>
    </style:style>
    <style:style style:name="T53" style:family="text">
      <style:text-properties officeooo:rsid="005f512d"/>
    </style:style>
    <style:style style:name="T54" style:family="text">
      <style:text-properties officeooo:rsid="0061316a"/>
    </style:style>
    <style:style style:name="T55" style:family="text">
      <style:text-properties officeooo:rsid="00628a96"/>
    </style:style>
    <style:style style:name="T56" style:family="text">
      <style:text-properties officeooo:rsid="0066e0b7"/>
    </style:style>
    <style:style style:name="T57" style:family="text">
      <style:text-properties officeooo:rsid="006819da"/>
    </style:style>
    <style:style style:name="T58" style:family="text">
      <style:text-properties officeooo:rsid="0069afaf"/>
    </style:style>
    <style:style style:name="T59" style:family="text">
      <style:text-properties officeooo:rsid="006c7624"/>
    </style:style>
    <style:style style:name="T60" style:family="text">
      <style:text-properties officeooo:rsid="006c8f3e"/>
    </style:style>
    <style:style style:name="T61" style:family="text">
      <style:text-properties officeooo:rsid="006eddf0"/>
    </style:style>
    <style:style style:name="T62" style:family="text">
      <style:text-properties officeooo:rsid="00705067"/>
    </style:style>
    <style:style style:name="T63" style:family="text">
      <style:text-properties officeooo:rsid="007173d2"/>
    </style:style>
    <style:style style:name="T64" style:family="text">
      <style:text-properties officeooo:rsid="0072014d"/>
    </style:style>
    <style:style style:name="T65" style:family="text">
      <style:text-properties officeooo:rsid="00769b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Forest Dungeon</text:p>
      <text:p text:style-name="P3">Game Design Doc<text:span text:style-name="T2">u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text:soft-page-break/>Summary</text:p>
      <text:p text:style-name="P5"/>
      <text:p text:style-name="P6"><text:span text:style-name="T4">1</text:span>. <text:span text:style-name="T10">Game Definition</text:span></text:p>
      <text:p text:style-name="P7">2. <text:span text:style-name="T5">Gameplay </text:span><text:span text:style-name="T36">S</text:span><text:span text:style-name="T4">tructure</text:span></text:p>
      <text:p text:style-name="P9"><text:span text:style-name="T3">3</text:span>. <text:span text:style-name="T36">Map Generation and Ressources</text:span></text:p>
      <text:p text:style-name="P69"><text:span text:style-name="T3">4</text:span>. <text:span text:style-name="T63">Monster, Plants and Components</text:span></text:p>
      <text:p text:style-name="P72"><text:span text:style-name="T3">5</text:span>.<text:span text:style-name="T63"> </text:span><text:span text:style-name="T46">Items Distribution and Effects</text:span></text:p>
      <text:p text:style-name="P75">6. Additional Notes/Featu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3"><text:span text:style-name="T1">1</text:span>. <text:span text:style-name="T1">Game Definition</text:span></text:p>
      <text:p text:style-name="P8"/>
      <text:p text:style-name="P10">Forest dungeon is the league of legends of 2010, when players had other habits, when viral was not really a thing, and people where just launching games of a game they like, because they where having fun.</text:p>
      <text:p text:style-name="P10">The ambience of this game is old-league like, more tribal, darker, slower, with a more passionate community, and a less casual experience.</text:p>
      <text:p text:style-name="P10"/>
      <text:p text:style-name="P11">The way of playing Forest dungeon is made to replicate ancient time. <text:span text:style-name="T6">There is only one queue, no ranked games, one map, even if it is a randomly generated miror map.</text:span></text:p>
      <text:p text:style-name="P12">Each game require like 30 minutes, enough to really get into the game.</text:p>
      <text:p text:style-name="P12">One player can carry a game if he is smart about it.</text:p>
      <text:p text:style-name="P14">The game will try to match you with <text:span text:style-name="T9">50% of people you already met</text:span> to create link<text:span text:style-name="T7">s no skill based match making, everyone play with everyone, </text:span><text:span text:style-name="T8">now if you flame your mate because he feed, but this is his first game, it’s your fault, you have to tell him what to do</text:span>.</text:p>
      <text:p text:style-name="P16">The more you play, the more you are with strangers, but the “met” people list, have a limit so you still can play 3 games with one same player a day.</text:p>
      <text:p text:style-name="P15">No pings, no report, no voice chat, just a chat.</text:p>
      <text:p text:style-name="P15">Once you are in a game you will forget the launcher, and the global community.</text:p>
      <text:p text:style-name="P15">It’s just you with 7 other people, you probably know one of them.</text:p>
      <text:p text:style-name="P12">The game is built to have the launcher, differentiate from the game like league to create a always open on pc effect and a I want to launch a game, the launcher is teasing me.</text:p>
      <text:p text:style-name="P13">The game is free, and everything is made in order to create old behaviors via limitations.</text:p>
      <text:p text:style-name="P35">No leaver-buster, static loading with all players informations.</text:p>
      <text:p text:style-name="P17">Je veux recrée ce sentiment que j’avais quand je voyais alix jouer, un jeu bizarre, un peu secret, qui ce joue d’une manière bizarre et qui est très complexe</text:p>
      <text:p text:style-name="P4"/>
      <text:p text:style-name="P4"/>
      <text:p text:style-name="P4"/>
      <text:p text:style-name="P4"/>
      <text:p text:style-name="P4"/>
      <text:p text:style-name="P4"/>
      <text:p text:style-name="P33"><text:soft-page-break/><text:span text:style-name="T1">2</text:span>. Gameplay <text:span text:style-name="T4">structure</text:span></text:p>
      <text:p text:style-name="P18">You play as a blank character and into the game you will evolve in whatever you want and whatever the circumstance leads you to be.</text:p>
      <text:p text:style-name="P18"/>
      <text:p text:style-name="P18">In one way it’s simpler than league because you don’t have to make excel graph to understand damage diff. But this aside, there is a TON of items, a real library, and some of them are really rare to craft because there isn’t lots of map or situation that give the opportunity tu harvest <text:span text:style-name="T32">the components needed</text:span>.</text:p>
      <text:p text:style-name="P18"/>
      <text:p text:style-name="P19">So you have a game with randomly generated mirors map, in a dark tribal forest, no npc just player, who wants to destroy the ennemy base and harvest ressources to be stronger, the way you harvest ressources is to go at certain location, at certain timing because ressources all have their timing, you have to know each of them and time them by yourself, in chat, it’s better so you’re team can know what’s up when.</text:p>
      <text:p text:style-name="P19"/>
      <text:p text:style-name="P20">The items you craft can <text:span text:style-name="T12">have 1 or </text:span><text:span text:style-name="T23">2</text:span><text:span text:style-name="T12"> active and you use them however you want</text:span><text:span text:style-name="T11"> items like a primary weapon </text:span><text:span text:style-name="T19">can be</text:span><text:span text:style-name="T11"> magic spells book with a 20s cooldown and you fight just with that.</text:span></text:p>
      <text:p text:style-name="P20"/>
      <text:p text:style-name="P30">Adapting to ennemy is hard, not because of hard calculation but because you have to see them use their item to <text:span text:style-name="T28">harvest or in a fight to</text:span> know what item they had.</text:p>
      <text:p text:style-name="P20"/>
      <text:p text:style-name="P27">Killing people grants you souls and all their <text:span text:style-name="T17">components </text:span><text:span text:style-name="T18">not their items</text:span>.</text:p>
      <text:p text:style-name="P27"/>
      <text:p text:style-name="P27">Souls is a permanent stats, that are used by some items to <text:span text:style-name="T16">influence other stats. </text:span></text:p>
      <text:p text:style-name="P30"/>
      <text:p text:style-name="P31">To harvest plant you have to press and hold interact near it, you’re character does an animation with the item you have in hand. <text:span text:style-name="T29">You always have an item in hand, </text:span><text:span text:style-name="T30">except when you don’t have any.</text:span></text:p>
      <text:p text:style-name="P27"/>
      <text:p text:style-name="P28">The workshop, use to create items or disassemble items, it’s in the base.</text:p>
      <text:p text:style-name="P28">Disasembling items give you only some of what it takes to do it first.</text:p>
      <text:p text:style-name="P20"/>
      <text:p text:style-name="P23">When you <text:span text:style-name="T21">don’t</text:span> have <text:span text:style-name="T21">items</text:span> <text:span text:style-name="T19">you can’t fight, </text:span><text:span text:style-name="T20">but you run faster, </text:span><text:span text:style-name="T22">it can be used to cheese ennemy or to run from one base to another build a weapon in their workshop and destroy their base</text:span></text:p>
      <text:p text:style-name="P20"/>
      <text:p text:style-name="P23">The game is not complex system wise, just items and components, two type of things, the player has only one class, and the skin it get is randomely chosen <text:soft-page-break/>between a static bank of characters. <text:span text:style-name="T13">So the player does not have personnality other than is playstyle. </text:span><text:span text:style-name="T14">Two base, two team, each with 4 players and </text:span><text:span text:style-name="T15">an </text:span><text:span text:style-name="T34">altar.</text:span></text:p>
      <text:p text:style-name="P24">The plant where you harvest you’re components</text:p>
      <text:p text:style-name="P24"/>
      <text:p text:style-name="P26">In the game you can play solo or with a teammate, no pings encourage you to talk with the chat to take youre teammate with you.</text:p>
      <text:p text:style-name="P27">It’s important to know there is two queue but the full stack is hidden until you do it for the first time, it’s easer you play solo queue, easer you play at 4.</text:p>
      <text:p text:style-name="P26"/>
      <text:p text:style-name="P27">In a perfect world, this game will not have bot because there is no grind, no interest to sell accounts, that has leveled up because there is no such progression each accounts is just filled with a mastery stat, that goes to 100 000 where you have like 100 hours on it, so like 500 mastery point each game, but this score is hidden while in the game, it’s just showed on profile that you can consult at the end of a game.</text:p>
      <text:p text:style-name="P23"/>
      <text:p text:style-name="P25">I want this game to take the slowness and athmosphere of old league, the stability of game over long time of a counter strike, the changing tactics and improvisation of a tft, <text:span text:style-name="T26">the surprise craft mechanic from worms</text:span>, and the creativity of “everything works” of mosa lina.</text:p>
      <text:p text:style-name="P23"/>
      <text:p text:style-name="P23">When you die you drop all the components you where having on you. <text:span text:style-name="T31">You can collect components by walking on it. When you harvest it goes directly to your inventory.</text:span></text:p>
      <text:p text:style-name="P20"/>
      <text:p text:style-name="P22">Ce jeu doit pouvoir être lent et savoureux avec des grosse phase de on se regarde on se fait pas catch et des gros teamfight avec des lourdes répércutions.</text:p>
      <text:p text:style-name="P20"/>
      <text:p text:style-name="P21">J’aimerais faire un prototype de ce jeu avec des graphisme simple au possible sans être moche mais intelligement simple cet été.</text:p>
      <text:p text:style-name="P21">Juste avec le multi et les règles d’une games qui fonctionne, des animations in engine, une bonne musique de game, quelque son d’ambience de feu un peu partout. Vous pouvez </text:p>
      <text:p text:style-name="P21"/>
      <text:p text:style-name="P74">Forest dungeon est lent, et son gameplay est plus methodique que skillé, il existe peu de skillshot, on parle d’un jeu de combo, quand vous êtes en range d’un ennemi vous le ciblez et vous appliquer vos coups et sorts selon vos cooldown et votre <text:span text:style-name="T25">force</text:span>, <text:span text:style-name="T25">la force</text:span> est une statistique qui remonte lentement mais generalement on va chercher un item qui l’ameliorera ou ameliorera sa regeneration <text:span text:style-name="T25">pour oublier cette stats dans le reste de la partie</text:span></text:p>
      <text:p text:style-name="P73"/>
      <text:p text:style-name="P73"/>
      <text:p text:style-name="P21"><text:soft-page-break/></text:p>
      <text:p text:style-name="P45"/>
      <text:p text:style-name="P21"/>
      <text:p text:style-name="P4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8"><text:soft-page-break/><text:span text:style-name="T36">3. Map Generation and Ressources</text:span></text:p>
      <text:p text:style-name="P51">The map is made to avoid team advantage. The map itself contain ressources to harvest, some monsters to kill, and players to fight.</text:p>
      <text:p text:style-name="P51"/>
      <text:p text:style-name="P57"><text:span text:style-name="T43">T</text:span>he map is <text:span text:style-name="T42">generated </text:span><text:span text:style-name="T43">and </text:span><text:span text:style-name="T42">mirrored in</text:span> a closed square <text:span text:style-name="T43">so</text:span><text:span text:style-name="T42"> </text:span><text:span text:style-name="T41">it’s offen a bizarre shape</text:span>, and i<text:span text:style-name="T41">t’</text:span>s not reveal<text:span text:style-name="T41">ed</text:span> until you explored it completely.<text:span text:style-name="T42"> </text:span></text:p>
      <text:p text:style-name="P57">The camps, are your base, with your workshop and an altar, <text:span text:style-name="T42">there are generated in opposite corners of the map</text:span>, when the game starts, you don’t know <text:span text:style-name="T47">what the zone and monsters, are in the forest/jungle</text:span>, so you have to be extremelly carefull.</text:p>
      <text:p text:style-name="P52"/>
      <text:p text:style-name="P54">On a map there is <text:span text:style-name="T37">1 </text:span><text:span text:style-name="T47">large</text:span><text:span text:style-name="T37"> midlane,</text:span><text:span text:style-name="T47"> </text:span><text:span text:style-name="T46">which is not </text:span><text:span text:style-name="T48">perfectly</text:span><text:span text:style-name="T46"> straight </text:span><text:span text:style-name="T47">with permanent battle, </text:span><text:span text:style-name="T49">maintained by one or more players</text:span><text:span text:style-name="T47">, there is </text:span><text:span text:style-name="T48">3</text:span><text:span text:style-name="T38"> </text:span><text:span text:style-name="T51">fire</text:span><text:span text:style-name="T50"> tower </text:span><text:span text:style-name="T57">per team on it</text:span><text:span text:style-name="T38">, </text:span><text:span text:style-name="T57">one camp with</text:span><text:span text:style-name="T38"> </text:span><text:span text:style-name="T39">1 altar </text:span><text:span text:style-name="T57">per team</text:span><text:span text:style-name="T52">.</text:span></text:p>
      <text:p text:style-name="P53"/>
      <text:p text:style-name="P70">The minions can be of 5 types because of the 5 possible environement <text:span text:style-name="T56">t</text:span>he midlane can cross.</text:p>
      <text:p text:style-name="P51"/>
      <text:p text:style-name="P51">Monsters will roam in the forest/jungle and some are too powerfull for you, so you really have to be carefull in the beginning, the more you advance to the center of the map the more the monster will be powerfull. This invisible barrier, avoid the game to finish rapidely, with the fact that the <text:span text:style-name="T40">structure are </text:span></text:p>
      <text:p text:style-name="P51"/>
      <text:p text:style-name="P56"><text:span text:style-name="T61">E</text:span>veryones jungle, <text:span text:style-name="T43">scouts, harvest </text:span><text:span text:style-name="T44">and</text:span><text:span text:style-name="T43"> post vision. </text:span></text:p>
      <text:p text:style-name="P55"/>
      <text:p text:style-name="P58">There is <text:span text:style-name="T58">5</text:span> zones generated on a map <text:span text:style-name="T61">with diffrerents </text:span><text:span text:style-name="T43">plants and mobs</text:span>, dark-green forest/<text:span text:style-name="T58">jungle is the basic layout, almost everywhere, the rest is</text:span>, the ruins, <text:span text:style-name="T58">the swamp, </text:span><text:span text:style-name="T60">the </text:span><text:span text:style-name="T59">stonepit, </text:span><text:span text:style-name="T60">the </text:span><text:span text:style-name="T59">deadlands.</text:span></text:p>
      <text:p text:style-name="P59"/>
      <text:p text:style-name="P60">In the start of a game, players scouts, <text:span text:style-name="T62">and one or two goes in lane</text:span>, they want to discover as soon as possible, the weak mobs and plants they will farm to gain components. <text:span text:style-name="T45">When enough of the map is discovered so player can do rotations to farm, they will alternate between farming and scouting more and more towards mid and the ennemy base.</text:span></text:p>
      <text:p text:style-name="P60"/>
      <text:p text:style-name="P61">Each time a monster is done, it reappear more powerfull <text:span text:style-name="T53">but the level of the monster is hidden, so the strategy of the monster bomb, you take a medium monster, close to your camp, </text:span><text:span text:style-name="T54">on the ennemy way</text:span><text:span text:style-name="T53">, farm it a lot in early, do it with another player in mid game and with 3 or 4 </text:span><text:span text:style-name="T55">in late, the monster is now OP and can 3 shots every ennemy who wants to solo it.</text:span></text:p>
      <text:p text:style-name="P59"/>
      <text:p text:style-name="P65"/>
      <text:p text:style-name="P79"><text:soft-page-break/><text:span text:style-name="T3">4</text:span>. <text:span text:style-name="T63">Monster, Plants and Components</text:span></text:p>
      <text:p text:style-name="P64"/>
      <text:p text:style-name="P64"/>
      <text:p text:style-name="P64"/>
      <text:p text:style-name="P48">Components :</text:p>
      <text:p text:style-name="P48">-Koka seeds</text:p>
      <text:p text:style-name="P48">-<text:span text:style-name="T35">lyd fragments</text:span></text:p>
      <text:p text:style-name="P48">-</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9"><text:soft-page-break/><text:span text:style-name="T64">5</text:span><text:span text:style-name="T46">.Items Distribution and Effects</text:span></text:p>
      <text:p text:style-name="P63">There is so many items, that player are encouraged to select a build before it start, it’s a selection of items that have a global good synergy.</text:p>
      <text:p text:style-name="P63"/>
      <text:p text:style-name="P71">Active Healing items are really needed, because max hp is more expensive than heal.</text:p>
      <text:p text:style-name="P71"/>
      <text:p text:style-name="P71"><text:span text:style-name="T33">All stats :</text:span></text:p>
      <text:p text:style-name="P76"><text:span text:style-name="T27">-Impact</text:span> Damage</text:p>
      <text:p text:style-name="P76"><text:span text:style-name="T27">-Distant</text:span> Damage</text:p>
      <text:p text:style-name="P76">-Magic Damage</text:p>
      <text:p text:style-name="P39">-Impact <text:span text:style-name="T65">Armor</text:span></text:p>
      <text:p text:style-name="P39">-Distant <text:span text:style-name="T65">Armor</text:span></text:p>
      <text:p text:style-name="P39">-Magic <text:span text:style-name="T65">Armor</text:span></text:p>
      <text:p text:style-name="P41">-Movement Speed</text:p>
      <text:p text:style-name="P41">-Souls</text:p>
      <text:p text:style-name="P77">-Cooldown Reduction (up to 50%)</text:p>
      <text:p text:style-name="P52"/>
      <text:p text:style-name="P66">Items will be of a couple of type and some items will be in between :</text:p>
      <text:p text:style-name="P66">Weapons → active items, quick cooldown, small damage, small energy need</text:p>
      <text:p text:style-name="P66">Spells → active items, medium cooldown, good damage, medium energy need</text:p>
      <text:p text:style-name="P66">Situation → active items, long cooldown, big effects, medium energy need</text:p>
      <text:p text:style-name="P67">Game changers → Rare items, appear in a game out of 100, long cooldown, lots of energy, long channeling, </text:p>
      <text:p text:style-name="P68"/>
      <text:p text:style-name="P68"/>
      <text:p text:style-name="P68"/>
      <text:p text:style-name="P68"/>
      <text:p text:style-name="P50"/>
      <text:p text:style-name="P44">Items : Chaque Items à <text:span text:style-name="T24">1 à 2</text:span> atouts actifs, <text:span text:style-name="T24">pas de limitations de</text:span> passifs.</text:p>
      <text:p text:style-name="P44"/>
      <text:p text:style-name="P44">-Serum de lydre -&gt; régénère de la vie instantanément</text:p>
      <text:p text:style-name="P44">-Pierre de lyd -&gt; Redonne x hp après chaque tick de dégats subis</text:p>
      <text:p text:style-name="P44">-Brai medicinale -&gt; Règenere la vie sur une courte durée</text:p>
      <text:p text:style-name="P44">-Cristal créateur -&gt; Une armure qui se stack avec les kills ?, hp ?, damage ?</text:p>
      <text:p text:style-name="P44">-Projecteur à stase -&gt; crée un clone d'un allié ciblé</text:p>
      <text:p text:style-name="P44">-Percepteur de l'orage -&gt; <text:span text:style-name="T24">crée une tempête sur le joueur ciblé</text:span></text:p>
      <text:p text:style-name="P44">-Elixir de sulfite -&gt; quand il expire, le personnage fait une flamme de chalumeau avec son nez, et sors un gaz inflammable de sa bouche.</text:p>
      <text:p text:style-name="P68"/>
      <text:p text:style-name="P41"><text:soft-page-break/></text:p>
      <text:p text:style-name="P68"/>
      <text:p text:style-name="P68"/>
      <text:p text:style-name="P68"/>
      <text:p text:style-name="P68"/>
      <text:p text:style-name="P68"/>
      <text:p text:style-name="P68"/>
      <text:p text:style-name="P80">6. Additional Notes/Features</text:p>
      <text:p text:style-name="P47">-Each item has a 5 second time to make with steps to create it like <text:span text:style-name="T64">blacksmithing, woodworking, assembling, encha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01:36:48.824000000</meta:creation-date>
    <dc:date>2024-06-19T01:14:08.319000000</dc:date>
    <meta:editing-duration>PT10H7M59S</meta:editing-duration>
    <meta:editing-cycles>103</meta:editing-cycles>
    <meta:generator>LibreOffice/24.2.4.2$Windows_X86_64 LibreOffice_project/51a6219feb6075d9a4c46691dcfe0cd9c4fff3c2</meta:generator>
    <meta:document-statistic meta:table-count="0" meta:image-count="0" meta:object-count="0" meta:page-count="10" meta:paragraph-count="91" meta:word-count="1819" meta:character-count="9891" meta:non-whitespace-character-count="8157"/>
  </office:meta>
</office:document-meta>
</file>